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Default">
      <style:paragraph-properties fo:margin-left="0cm" fo:margin-right="0cm" fo:margin-top="0cm" fo:margin-bottom="0.256cm" style:contextual-spacing="false" fo:text-indent="0cm" style:auto-text-indent="false"/>
    </style:style>
    <style:style style:name="T1" style:family="text">
      <style:text-properties fo:color="#ffffff" loext:opacity="100%" fo:font-size="20pt" fo:font-weight="bold" style:font-size-asian="20pt" style:font-weight-asian="bold"/>
    </style:style>
    <style:style style:name="T2" style:family="text">
      <style:text-properties fo:color="#00007c" loext:opacity="100%" style:text-line-through-style="none" style:text-line-through-type="none" style:font-name="Wingdings" fo:font-size="18pt" style:text-underline-style="none" fo:font-weight="normal" style:font-size-asian="18pt" style:font-weight-asian="normal"/>
    </style:style>
    <style:style style:name="T3" style:family="text">
      <style:text-properties style:text-line-through-style="none" style:text-line-through-type="none" fo:font-size="24pt" style:text-underline-style="none" fo:font-weight="normal" style:font-size-asian="24pt" style:font-weight-asian="normal"/>
    </style:style>
    <style:style style:name="T4" style:family="text">
      <style:text-properties style:text-line-through-style="none" style:text-line-through-type="none" fo:font-size="20pt" style:text-underline-style="none" fo:font-weight="normal" style:font-size-asian="20pt" style:font-weight-asian="normal"/>
    </style:style>
    <style:style style:name="T5" style:family="text">
      <style:text-properties style:text-line-through-style="none" style:text-line-through-type="none" fo:font-size="32pt" style:text-underline-style="none" fo:font-weight="bold" style:font-size-asian="32pt" style:font-weight-asian="bold"/>
    </style:style>
    <style:style style:name="T6" style:family="text">
      <style:text-properties fo:color="#9999cc" loext:opacity="100%" style:text-line-through-style="none" style:text-line-through-type="none" style:font-name="Wingdings" fo:font-size="14pt" style:text-underline-style="none" fo:font-weight="normal" style:font-size-asian="14pt" style:font-weight-asian="normal"/>
    </style:style>
    <style:style style:name="T7" style:family="text">
      <style:text-properties fo:font-size="24pt" style:font-size-asian="24pt"/>
    </style:style>
    <style:style style:name="T8" style:family="text">
      <style:text-properties fo:color="#656599" loext:opacity="100%" fo:font-size="10.5pt" style:font-size-asian="10.5pt"/>
    </style:style>
    <style:style style:name="T9" style:family="text">
      <style:text-properties fo:color="#656599" loext:opacity="100%" style:text-line-through-style="none" style:text-line-through-type="none" fo:font-size="32pt" style:text-underline-style="none" fo:font-weight="bold" style:font-size-asian="32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Title">Niveles de verificación de seguridad de ASVS</text:p>
      <text:p text:style-name="Title"/>
      <text:p text:style-name="Standard"/>
      <text:p text:style-name="Default"/>
      <text:p text:style-name="P1"><text:span text:style-name="T7">Application Security Verification Standard (ASVS). <text:s/>Es un estándar que tiene como objetivo ayudar en el diseño, Desarrollo y teste o de las aplicaciones WEB desde el punto de vista de la seguridad.</text:span></text:p>
      <text:p text:style-name="Standard"/>
      <text:p text:style-name="Default"><text:span text:style-name="T1">29</text:span></text:p>
      <text:p text:style-name="P1"><text:span text:style-name="T2"></text:span><text:span text:style-name="T3">ASVS define 3 niveles de seguridad diferentes, en base a las características de la aplicación.</text:span></text:p>
      <text:p text:style-name="P1"><text:span text:style-name="T3"/></text:p>
      <text:p text:style-name="P2"><text:span text:style-name="T6"><text:s/></text:span><text:span text:style-name="T4">Nivel 1: Dirigido a todo tipo de software</text:span></text:p>
      <text:p text:style-name="P2"><text:span text:style-name="T6"><text:s/></text:span><text:span text:style-name="T4">Nivel 2: Para aplicaciones que manejan datos sensibles</text:span></text:p>
      <text:p text:style-name="P1"><text:span text:style-name="T6"><text:s/></text:span><text:span text:style-name="T4">Nivel 3: Aplicaciones críticas o con datos muy sensibles(por ejemplo datos médicos)</text:span></text:p>
      <text:p text:style-name="P1"><text:span text:style-name="T4"/></text:p>
      <text:p text:style-name="P1"><text:span text:style-name="T2"></text:span><text:span text:style-name="T3">Estos niveles no son excluyentes. Es decir, una aplicación de nivel 3 pasa también por el nivel 1 y 2 siempre.</text:span></text:p>
      <text:p text:style-name="Default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8T17:44:00</meta:creation-date>
    <dc:title>Puesta en producción segura</dc:title>
    <meta:initial-creator>JOSÉ ROLDÁN GÓMEZ</meta:initial-creator>
    <dc:date>2022-05-11T17:32:19.468000000</dc:date>
    <meta:editing-duration>PT6H11M35S</meta:editing-duration>
    <meta:editing-cycles>2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8" meta:word-count="109" meta:character-count="633" meta:non-whitespace-character-count="533"/>
  </office:meta>
</office:document-meta>
</file>